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lectrolux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9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DBID</text:p>
          </table:table-cell>
          <table:table-cell office:value-type="string" table:style-name="ce2">
            <text:p>EVENT_TIME</text:p>
          </table:table-cell>
          <table:table-cell office:value-type="string" table:style-name="ce1">
            <text:p>QUEUE</text:p>
          </table:table-cell>
          <table:table-cell office:value-type="string" table:style-name="ce1">
            <text:p>EVENT</text:p>
          </table:table-cell>
          <table:table-cell office:value-type="string" table:style-name="ce1">
            <text:p>TRACKNUM</text:p>
          </table:table-cell>
          <table:table-cell office:value-type="string" table:style-name="ce1">
            <text:p>EVENTDETAILS</text:p>
          </table:table-cell>
          <table:table-cell office:value-type="string" table:style-name="ce1">
            <text:p>QUEUE_TYPE</text:p>
          </table:table-cell>
          <table:table-cell office:value-type="string" table:style-name="ce1">
            <text:p>ASSOCIATED_ROUTING_SCRIPT</text:p>
          </table:table-cell>
          <table:table-cell office:value-type="string" table:style-name="ce1">
            <text:p>ANI</text:p>
          </table:table-cell>
          <table:table-cell office:value-type="string" table:style-name="ce1">
            <text:p>DNIS</text:p>
          </table:table-cell>
          <table:table-cell office:value-type="string" table:style-name="ce1">
            <text:p>CHANNEL_TYPE</text:p>
          </table:table-cell>
          <table:table-cell table:number-columns-repeated="16373"/>
        </table:table-row>
        <table:table-row table:style-name="ro1">
          <table:table-cell office:value-type="float" office:value="78926119" table:style-name="ce1">
            <text:p>78926119</text:p>
          </table:table-cell>
          <table:table-cell office:value-type="string" table:style-name="ce2">
            <text:p>2018-09-30 22:00:3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626.1257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1850033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21" table:style-name="ce1">
            <text:p>78926121</text:p>
          </table:table-cell>
          <table:table-cell office:value-type="string" table:style-name="ce2">
            <text:p>2018-09-30 22:00:50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639.1257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039079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25" table:style-name="ce1">
            <text:p>78926125</text:p>
          </table:table-cell>
          <table:table-cell office:value-type="string" table:style-name="ce2">
            <text:p>2018-09-30 22:01:1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666.1257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8690996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26" table:style-name="ce1">
            <text:p>78926126</text:p>
          </table:table-cell>
          <table:table-cell office:value-type="string" table:style-name="ce2">
            <text:p>2018-09-30 22:01:1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667.1257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2562562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30" table:style-name="ce1">
            <text:p>78926130</text:p>
          </table:table-cell>
          <table:table-cell office:value-type="string" table:style-name="ce2">
            <text:p>2018-09-30 22:01:3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686.1257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37234578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31" table:style-name="ce1">
            <text:p>78926131</text:p>
          </table:table-cell>
          <table:table-cell office:value-type="string" table:style-name="ce2">
            <text:p>2018-09-30 22:01:41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690.1257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039079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32" table:style-name="ce1">
            <text:p>78926132</text:p>
          </table:table-cell>
          <table:table-cell office:value-type="string" table:style-name="ce2">
            <text:p>2018-09-30 22:01:4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694.1257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3331775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36" table:style-name="ce1">
            <text:p>78926136</text:p>
          </table:table-cell>
          <table:table-cell office:value-type="string" table:style-name="ce2">
            <text:p>2018-09-30 22:02:00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09.1257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15792009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38" table:style-name="ce1">
            <text:p>78926138</text:p>
          </table:table-cell>
          <table:table-cell office:value-type="string" table:style-name="ce2">
            <text:p>2018-09-30 22:02:0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12.1258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0573837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41" table:style-name="ce1">
            <text:p>78926141</text:p>
          </table:table-cell>
          <table:table-cell office:value-type="string" table:style-name="ce2">
            <text:p>2018-09-30 22:02:08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18.1258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8219309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42" table:style-name="ce1">
            <text:p>78926142</text:p>
          </table:table-cell>
          <table:table-cell office:value-type="string" table:style-name="ce2">
            <text:p>2018-09-30 22:02:1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22.1258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0125047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45" table:style-name="ce1">
            <text:p>78926145</text:p>
          </table:table-cell>
          <table:table-cell office:value-type="string" table:style-name="ce2">
            <text:p>2018-09-30 22:02:2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41.1258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05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47" table:style-name="ce1">
            <text:p>78926147</text:p>
          </table:table-cell>
          <table:table-cell office:value-type="string" table:style-name="ce2">
            <text:p>2018-09-30 22:02:32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42.1258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66321269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50" table:style-name="ce1">
            <text:p>78926150</text:p>
          </table:table-cell>
          <table:table-cell office:value-type="string" table:style-name="ce2">
            <text:p>2018-09-30 22:02:42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57.1258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05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55" table:style-name="ce1">
            <text:p>78926155</text:p>
          </table:table-cell>
          <table:table-cell office:value-type="string" table:style-name="ce2">
            <text:p>2018-09-30 22:02:5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67.1258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66321269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56" table:style-name="ce1">
            <text:p>78926156</text:p>
          </table:table-cell>
          <table:table-cell office:value-type="string" table:style-name="ce2">
            <text:p>2018-09-30 22:02:5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73.1258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05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60" table:style-name="ce1">
            <text:p>78926160</text:p>
          </table:table-cell>
          <table:table-cell office:value-type="string" table:style-name="ce2">
            <text:p>2018-09-30 22:03:2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796.1259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1040208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62" table:style-name="ce1">
            <text:p>78926162</text:p>
          </table:table-cell>
          <table:table-cell office:value-type="string" table:style-name="ce2">
            <text:p>2018-09-30 22:03:3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02.1259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27761098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64" table:style-name="ce1">
            <text:p>78926164</text:p>
          </table:table-cell>
          <table:table-cell office:value-type="string" table:style-name="ce2">
            <text:p>2018-09-30 22:03:3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06.1259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7227128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65" table:style-name="ce1">
            <text:p>78926165</text:p>
          </table:table-cell>
          <table:table-cell office:value-type="string" table:style-name="ce2">
            <text:p>2018-09-30 22:03:3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08.1259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74906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66" table:style-name="ce1">
            <text:p>78926166</text:p>
          </table:table-cell>
          <table:table-cell office:value-type="string" table:style-name="ce2">
            <text:p>2018-09-30 22:03:4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14.1259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1040208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69" table:style-name="ce1">
            <text:p>78926169</text:p>
          </table:table-cell>
          <table:table-cell office:value-type="string" table:style-name="ce2">
            <text:p>2018-09-30 22:03:5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26.1259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27761098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72" table:style-name="ce1">
            <text:p>78926172</text:p>
          </table:table-cell>
          <table:table-cell office:value-type="string" table:style-name="ce2">
            <text:p>2018-09-30 22:04:0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35.1259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74906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76" table:style-name="ce1">
            <text:p>78926176</text:p>
          </table:table-cell>
          <table:table-cell office:value-type="string" table:style-name="ce2">
            <text:p>2018-09-30 22:04:30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60.1259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74906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78" table:style-name="ce1">
            <text:p>78926178</text:p>
          </table:table-cell>
          <table:table-cell office:value-type="string" table:style-name="ce2">
            <text:p>2018-09-30 22:04:5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883.1260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8245571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81" table:style-name="ce1">
            <text:p>78926181</text:p>
          </table:table-cell>
          <table:table-cell office:value-type="string" table:style-name="ce2">
            <text:p>2018-09-30 22:05:1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06.1260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8671171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82" table:style-name="ce1">
            <text:p>78926182</text:p>
          </table:table-cell>
          <table:table-cell office:value-type="string" table:style-name="ce2">
            <text:p>2018-09-30 22:05:1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07.1260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8245571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84" table:style-name="ce1">
            <text:p>78926184</text:p>
          </table:table-cell>
          <table:table-cell office:value-type="string" table:style-name="ce2">
            <text:p>2018-09-30 22:05:4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39.1260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48232220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88" table:style-name="ce1">
            <text:p>78926188</text:p>
          </table:table-cell>
          <table:table-cell office:value-type="string" table:style-name="ce2">
            <text:p>2018-09-30 22:05:5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56.1260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552639359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91" table:style-name="ce1">
            <text:p>78926191</text:p>
          </table:table-cell>
          <table:table-cell office:value-type="string" table:style-name="ce2">
            <text:p>2018-09-30 22:06:02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57.1260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3308664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92" table:style-name="ce1">
            <text:p>78926192</text:p>
          </table:table-cell>
          <table:table-cell office:value-type="string" table:style-name="ce2">
            <text:p>2018-09-30 22:06:11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60.1260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48232220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94" table:style-name="ce1">
            <text:p>78926194</text:p>
          </table:table-cell>
          <table:table-cell office:value-type="string" table:style-name="ce2">
            <text:p>2018-09-30 22:06:2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74.1260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2817111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196" table:style-name="ce1">
            <text:p>78926196</text:p>
          </table:table-cell>
          <table:table-cell office:value-type="string" table:style-name="ce2">
            <text:p>2018-09-30 22:06:3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7990.1260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2817111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00" table:style-name="ce1">
            <text:p>78926200</text:p>
          </table:table-cell>
          <table:table-cell office:value-type="string" table:style-name="ce2">
            <text:p>2018-09-30 22:06:48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04.1261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552639359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01" table:style-name="ce1">
            <text:p>78926201</text:p>
          </table:table-cell>
          <table:table-cell office:value-type="string" table:style-name="ce2">
            <text:p>2018-09-30 22:06:52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04.1261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2817111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02" table:style-name="ce1">
            <text:p>78926202</text:p>
          </table:table-cell>
          <table:table-cell office:value-type="string" table:style-name="ce2">
            <text:p>2018-09-30 22:06:5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07.1261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4825771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05" table:style-name="ce1">
            <text:p>78926205</text:p>
          </table:table-cell>
          <table:table-cell office:value-type="string" table:style-name="ce2">
            <text:p>2018-09-30 22:07:08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18.1261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2817111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06" table:style-name="ce1">
            <text:p>78926206</text:p>
          </table:table-cell>
          <table:table-cell office:value-type="string" table:style-name="ce2">
            <text:p>2018-09-30 22:07:1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25.1261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4825771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09" table:style-name="ce1">
            <text:p>78926209</text:p>
          </table:table-cell>
          <table:table-cell office:value-type="string" table:style-name="ce2">
            <text:p>2018-09-30 22:07:2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39.1261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2817111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14" table:style-name="ce1">
            <text:p>78926214</text:p>
          </table:table-cell>
          <table:table-cell office:value-type="string" table:style-name="ce2">
            <text:p>2018-09-30 22:07:41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51.1261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21400781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18" table:style-name="ce1">
            <text:p>78926218</text:p>
          </table:table-cell>
          <table:table-cell office:value-type="string" table:style-name="ce2">
            <text:p>2018-09-30 22:08:0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76.1262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8315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21" table:style-name="ce1">
            <text:p>78926221</text:p>
          </table:table-cell>
          <table:table-cell office:value-type="string" table:style-name="ce2">
            <text:p>2018-09-30 22:08:2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096.1262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8315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23" table:style-name="ce1">
            <text:p>78926223</text:p>
          </table:table-cell>
          <table:table-cell office:value-type="string" table:style-name="ce2">
            <text:p>2018-09-30 22:08:3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03.1262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52456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25" table:style-name="ce1">
            <text:p>78926225</text:p>
          </table:table-cell>
          <table:table-cell office:value-type="string" table:style-name="ce2">
            <text:p>2018-09-30 22:08:38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09.1262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2817111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26" table:style-name="ce1">
            <text:p>78926226</text:p>
          </table:table-cell>
          <table:table-cell office:value-type="string" table:style-name="ce2">
            <text:p>2018-09-30 22:08:4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14.1262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6786068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29" table:style-name="ce1">
            <text:p>78926229</text:p>
          </table:table-cell>
          <table:table-cell office:value-type="string" table:style-name="ce2">
            <text:p>2018-09-30 22:08:5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29.1262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359800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30" table:style-name="ce1">
            <text:p>78926230</text:p>
          </table:table-cell>
          <table:table-cell office:value-type="string" table:style-name="ce2">
            <text:p>2018-09-30 22:08:5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29.1262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3851689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34" table:style-name="ce1">
            <text:p>78926234</text:p>
          </table:table-cell>
          <table:table-cell office:value-type="string" table:style-name="ce2">
            <text:p>2018-09-30 22:09:10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39.1262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284040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35" table:style-name="ce1">
            <text:p>78926235</text:p>
          </table:table-cell>
          <table:table-cell office:value-type="string" table:style-name="ce2">
            <text:p>2018-09-30 22:09:11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40.1262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37827451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36" table:style-name="ce1">
            <text:p>78926236</text:p>
          </table:table-cell>
          <table:table-cell office:value-type="string" table:style-name="ce2">
            <text:p>2018-09-30 22:09:1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45.1262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359800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38" table:style-name="ce1">
            <text:p>78926238</text:p>
          </table:table-cell>
          <table:table-cell office:value-type="string" table:style-name="ce2">
            <text:p>2018-09-30 22:09:2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65.1263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359800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42" table:style-name="ce1">
            <text:p>78926242</text:p>
          </table:table-cell>
          <table:table-cell office:value-type="string" table:style-name="ce2">
            <text:p>2018-09-30 22:09:3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71.1263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37827451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44" table:style-name="ce1">
            <text:p>78926244</text:p>
          </table:table-cell>
          <table:table-cell office:value-type="string" table:style-name="ce2">
            <text:p>2018-09-30 22:09:4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79.1263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8315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45" table:style-name="ce1">
            <text:p>78926245</text:p>
          </table:table-cell>
          <table:table-cell office:value-type="string" table:style-name="ce2">
            <text:p>2018-09-30 22:09:4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176.1263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359800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50" table:style-name="ce1">
            <text:p>78926250</text:p>
          </table:table-cell>
          <table:table-cell office:value-type="string" table:style-name="ce2">
            <text:p>2018-09-30 22:10:3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26.1263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6358352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54" table:style-name="ce1">
            <text:p>78926254</text:p>
          </table:table-cell>
          <table:table-cell office:value-type="string" table:style-name="ce2">
            <text:p>2018-09-30 22:10:4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38.1263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5830469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55" table:style-name="ce1">
            <text:p>78926255</text:p>
          </table:table-cell>
          <table:table-cell office:value-type="string" table:style-name="ce2">
            <text:p>2018-09-30 22:10:5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43.1263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00388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56" table:style-name="ce1">
            <text:p>78926256</text:p>
          </table:table-cell>
          <table:table-cell office:value-type="string" table:style-name="ce2">
            <text:p>2018-09-30 22:10:5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44.1263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6358352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58" table:style-name="ce1">
            <text:p>78926258</text:p>
          </table:table-cell>
          <table:table-cell office:value-type="string" table:style-name="ce2">
            <text:p>2018-09-30 22:11:00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55.1264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8315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60" table:style-name="ce1">
            <text:p>78926260</text:p>
          </table:table-cell>
          <table:table-cell office:value-type="string" table:style-name="ce2">
            <text:p>2018-09-30 22:11:1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64.1264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5830469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62" table:style-name="ce1">
            <text:p>78926262</text:p>
          </table:table-cell>
          <table:table-cell office:value-type="string" table:style-name="ce2">
            <text:p>2018-09-30 22:11:2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79.1264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039079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66" table:style-name="ce1">
            <text:p>78926266</text:p>
          </table:table-cell>
          <table:table-cell office:value-type="string" table:style-name="ce2">
            <text:p>2018-09-30 22:11:3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89.1264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5830469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67" table:style-name="ce1">
            <text:p>78926267</text:p>
          </table:table-cell>
          <table:table-cell office:value-type="string" table:style-name="ce2">
            <text:p>2018-09-30 22:11:42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91.1264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693253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68" table:style-name="ce1">
            <text:p>78926268</text:p>
          </table:table-cell>
          <table:table-cell office:value-type="string" table:style-name="ce2">
            <text:p>2018-09-30 22:11:4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296.1264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0258610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70" table:style-name="ce1">
            <text:p>78926270</text:p>
          </table:table-cell>
          <table:table-cell office:value-type="string" table:style-name="ce2">
            <text:p>2018-09-30 22:12:11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321.1264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57225122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73" table:style-name="ce1">
            <text:p>78926273</text:p>
          </table:table-cell>
          <table:table-cell office:value-type="string" table:style-name="ce2">
            <text:p>2018-09-30 22:12:2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336.1264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2492555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74" table:style-name="ce1">
            <text:p>78926274</text:p>
          </table:table-cell>
          <table:table-cell office:value-type="string" table:style-name="ce2">
            <text:p>2018-09-30 22:12:32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341.1264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693253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76" table:style-name="ce1">
            <text:p>78926276</text:p>
          </table:table-cell>
          <table:table-cell office:value-type="string" table:style-name="ce2">
            <text:p>2018-09-30 22:12:48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358.1264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12358188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78" table:style-name="ce1">
            <text:p>78926278</text:p>
          </table:table-cell>
          <table:table-cell office:value-type="string" table:style-name="ce2">
            <text:p>2018-09-30 22:13:4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17.1265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57225122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82" table:style-name="ce1">
            <text:p>78926282</text:p>
          </table:table-cell>
          <table:table-cell office:value-type="string" table:style-name="ce2">
            <text:p>2018-09-30 22:13:58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27.1265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2860663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83" table:style-name="ce1">
            <text:p>78926283</text:p>
          </table:table-cell>
          <table:table-cell office:value-type="string" table:style-name="ce2">
            <text:p>2018-09-30 22:14:01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30.1265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5693559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86" table:style-name="ce1">
            <text:p>78926286</text:p>
          </table:table-cell>
          <table:table-cell office:value-type="string" table:style-name="ce2">
            <text:p>2018-09-30 22:14:0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36.1265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57221917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88" table:style-name="ce1">
            <text:p>78926288</text:p>
          </table:table-cell>
          <table:table-cell office:value-type="string" table:style-name="ce2">
            <text:p>2018-09-30 22:14:11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41.1265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05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90" table:style-name="ce1">
            <text:p>78926290</text:p>
          </table:table-cell>
          <table:table-cell office:value-type="string" table:style-name="ce2">
            <text:p>2018-09-30 22:14:22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52.1265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57221917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94" table:style-name="ce1">
            <text:p>78926294</text:p>
          </table:table-cell>
          <table:table-cell office:value-type="string" table:style-name="ce2">
            <text:p>2018-09-30 22:14:4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72.1265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02869298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95" table:style-name="ce1">
            <text:p>78926295</text:p>
          </table:table-cell>
          <table:table-cell office:value-type="string" table:style-name="ce2">
            <text:p>2018-09-30 22:14:4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73.1265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225066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298" table:style-name="ce1">
            <text:p>78926298</text:p>
          </table:table-cell>
          <table:table-cell office:value-type="string" table:style-name="ce2">
            <text:p>2018-09-30 22:14:5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489.1266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225066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03" table:style-name="ce1">
            <text:p>78926303</text:p>
          </table:table-cell>
          <table:table-cell office:value-type="string" table:style-name="ce2">
            <text:p>2018-09-30 22:16:0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553.1266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1687630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06" table:style-name="ce1">
            <text:p>78926306</text:p>
          </table:table-cell>
          <table:table-cell office:value-type="string" table:style-name="ce2">
            <text:p>2018-09-30 22:16:2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572.1266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10272228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09" table:style-name="ce1">
            <text:p>78926309</text:p>
          </table:table-cell>
          <table:table-cell office:value-type="string" table:style-name="ce2">
            <text:p>2018-09-30 22:16:58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607.1266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721758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12" table:style-name="ce1">
            <text:p>78926312</text:p>
          </table:table-cell>
          <table:table-cell office:value-type="string" table:style-name="ce2">
            <text:p>2018-09-30 22:17:0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621.1266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490564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14" table:style-name="ce1">
            <text:p>78926314</text:p>
          </table:table-cell>
          <table:table-cell office:value-type="string" table:style-name="ce2">
            <text:p>2018-09-30 22:17:1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625.1266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721758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19" table:style-name="ce1">
            <text:p>78926319</text:p>
          </table:table-cell>
          <table:table-cell office:value-type="string" table:style-name="ce2">
            <text:p>2018-09-30 22:17:2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641.1266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00390797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20" table:style-name="ce1">
            <text:p>78926320</text:p>
          </table:table-cell>
          <table:table-cell office:value-type="string" table:style-name="ce2">
            <text:p>2018-09-30 22:17:3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643.1267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0668253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22" table:style-name="ce1">
            <text:p>78926322</text:p>
          </table:table-cell>
          <table:table-cell office:value-type="string" table:style-name="ce2">
            <text:p>2018-09-30 22:18:00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671.1267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4313110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24" table:style-name="ce1">
            <text:p>78926324</text:p>
          </table:table-cell>
          <table:table-cell office:value-type="string" table:style-name="ce2">
            <text:p>2018-09-30 22:19:4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776.12672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171438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27" table:style-name="ce1">
            <text:p>78926327</text:p>
          </table:table-cell>
          <table:table-cell office:value-type="string" table:style-name="ce2">
            <text:p>2018-09-30 22:20:0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796.1267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171438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28" table:style-name="ce1">
            <text:p>78926328</text:p>
          </table:table-cell>
          <table:table-cell office:value-type="string" table:style-name="ce2">
            <text:p>2018-09-30 22:20:1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806.12674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9588745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30" table:style-name="ce1">
            <text:p>78926330</text:p>
          </table:table-cell>
          <table:table-cell office:value-type="string" table:style-name="ce2">
            <text:p>2018-09-30 22:20:4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836.12675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9588745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34" table:style-name="ce1">
            <text:p>78926334</text:p>
          </table:table-cell>
          <table:table-cell office:value-type="string" table:style-name="ce2">
            <text:p>2018-09-30 22:21:4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893.1267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9588745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35" table:style-name="ce1">
            <text:p>78926335</text:p>
          </table:table-cell>
          <table:table-cell office:value-type="string" table:style-name="ce2">
            <text:p>2018-09-30 22:21:47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896.1267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225416243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38" table:style-name="ce1">
            <text:p>78926338</text:p>
          </table:table-cell>
          <table:table-cell office:value-type="string" table:style-name="ce2">
            <text:p>2018-09-30 22:22:10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920.12679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1714385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41" table:style-name="ce1">
            <text:p>78926341</text:p>
          </table:table-cell>
          <table:table-cell office:value-type="string" table:style-name="ce2">
            <text:p>2018-09-30 22:22:26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936.12680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275361880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42" table:style-name="ce1">
            <text:p>78926342</text:p>
          </table:table-cell>
          <table:table-cell office:value-type="string" table:style-name="ce2">
            <text:p>2018-09-30 22:22:3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8942.12681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555686126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46" table:style-name="ce1">
            <text:p>78926346</text:p>
          </table:table-cell>
          <table:table-cell office:value-type="string" table:style-name="ce2">
            <text:p>2018-09-30 22:23:49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9026.12683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59778824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51" table:style-name="ce1">
            <text:p>78926351</text:p>
          </table:table-cell>
          <table:table-cell office:value-type="string" table:style-name="ce2">
            <text:p>2018-09-30 22:24:25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9055.12686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49435238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54" table:style-name="ce1">
            <text:p>78926354</text:p>
          </table:table-cell>
          <table:table-cell office:value-type="string" table:style-name="ce2">
            <text:p>2018-09-30 22:25:14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9103.12687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015792009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style-name="ro1">
          <table:table-cell office:value-type="float" office:value="78926356" table:style-name="ce1">
            <text:p>78926356</text:p>
          </table:table-cell>
          <table:table-cell office:value-type="string" table:style-name="ce2">
            <text:p>2018-09-30 22:25:33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abandoned</text:p>
          </table:table-cell>
          <table:table-cell office:value-type="string" table:style-name="ce1">
            <text:p>1538339123.12688</text:p>
          </table:table-cell>
          <table:table-cell table:style-name="ce1"/>
          <table:table-cell office:value-type="string" table:style-name="ce1">
            <text:p>ROUTING_SCRIPT</text:p>
          </table:table-cell>
          <table:table-cell office:value-type="string" table:style-name="ce1">
            <text:p>Electrolux</text:p>
          </table:table-cell>
          <table:table-cell office:value-type="string" table:style-name="ce1">
            <text:p>01118604222</text:p>
          </table:table-cell>
          <table:table-cell office:value-type="string" table:style-name="ce1">
            <text:p>6123</text:p>
          </table:table-cell>
          <table:table-cell office:value-type="string" table:style-name="ce1">
            <text:p>CALL</text:p>
          </table:table-cell>
          <table:table-cell table:number-columns-repeated="16373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eltaib</meta:initial-creator>
    <dc:creator>aeltaib</dc:creator>
    <meta:creation-date>2018-10-09T12:26:28Z</meta:creation-date>
    <dc:date>2018-10-09T14:33:09Z</dc:date>
  </office:meta>
</office:document-meta>
</file>